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Mangal1" svg:font-family="Mangal"/>
    <style:font-face style:name="OpenSymbol" svg:font-family="OpenSymbol"/>
    <style:font-face style:name="Arial" svg:font-family="Arial"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626cm" fo:margin-left="1.386cm" fo:break-before="auto" fo:break-after="auto" table:align="left" fo:keep-with-next="auto" style:may-break-between-rows="true" table:border-model="collapsing"/>
    </style:style>
    <style:style style:name="Table1.A" style:family="table-column">
      <style:table-column-properties style:column-width="2.434cm"/>
    </style:style>
    <style:style style:name="Table1.B" style:family="table-column">
      <style:table-column-properties style:column-width="13.192cm"/>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004e6dd"/>
    </style:style>
    <style:style style:name="P3" style:family="paragraph" style:parent-style-name="Standard">
      <style:text-properties fo:language="en" fo:country="GB" officeooo:paragraph-rsid="0003ff58"/>
    </style:style>
    <style:style style:name="P4" style:family="paragraph" style:parent-style-name="Standard">
      <style:text-properties fo:language="en" fo:country="GB" officeooo:paragraph-rsid="00041d98"/>
    </style:style>
    <style:style style:name="P5" style:family="paragraph" style:parent-style-name="Standard">
      <style:text-properties fo:language="en" fo:country="GB" officeooo:paragraph-rsid="00051f91"/>
    </style:style>
    <style:style style:name="P6" style:family="paragraph" style:parent-style-name="Standard">
      <style:text-properties style:font-name="Liberation Mono" fo:language="en" fo:country="GB"/>
    </style:style>
    <style:style style:name="P7" style:family="paragraph" style:parent-style-name="Standard">
      <style:text-properties style:font-name="Liberation Mono" fo:language="en" fo:country="GB" officeooo:paragraph-rsid="00041d98"/>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break-before="page"/>
      <style:text-properties fo:language="en" fo:country="GB"/>
    </style:style>
    <style:style style:name="P10" style:family="paragraph" style:parent-style-name="Text_20_body">
      <style:paragraph-properties fo:break-before="page"/>
    </style:style>
    <style:style style:name="P11" style:family="paragraph" style:parent-style-name="Text_20_body">
      <style:text-properties fo:language="en" fo:country="GB"/>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e6dd"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Heading_20_1">
      <style:text-properties fo:language="en" fo:country="GB"/>
    </style:style>
    <style:style style:name="P14" style:family="paragraph" style:parent-style-name="Heading_20_2">
      <style:text-properties fo:language="en" fo:country="GB"/>
    </style:style>
    <style:style style:name="P15" style:family="paragraph" style:parent-style-name="Standard">
      <style:text-properties fo:language="en" fo:country="GB"/>
    </style:style>
    <style:style style:name="P16" style:family="paragraph" style:parent-style-name="Standard" style:list-style-name="L1">
      <style:text-properties fo:language="en" fo:country="GB" fo:font-weight="bold" style:font-weight-asian="bold" style:font-weight-complex="bold"/>
    </style:style>
    <style:style style:name="P17" style:family="paragraph" style:parent-style-name="Standard" style:list-style-name="L1">
      <style:text-properties fo:language="en" fo:country="GB"/>
    </style:style>
    <style:style style:name="P18" style:family="paragraph" style:parent-style-name="Standard" style:list-style-name="L2">
      <style:text-properties fo:language="en" fo:country="GB"/>
    </style:style>
    <style:style style:name="P19" style:family="paragraph" style:parent-style-name="Standard" style:list-style-name="L2">
      <style:text-properties fo:language="en" fo:country="GB" officeooo:paragraph-rsid="0007354b"/>
    </style:style>
    <style:style style:name="P20" style:family="paragraph" style:parent-style-name="Standard" style:list-style-name="L2">
      <style:text-properties fo:language="en" fo:country="GB" officeooo:paragraph-rsid="00073663"/>
    </style:style>
    <style:style style:name="P21" style:family="paragraph" style:parent-style-name="Standard">
      <style:text-properties fo:language="en" fo:country="GB" officeooo:paragraph-rsid="0007354b"/>
    </style:style>
    <style:style style:name="P22" style:family="paragraph" style:parent-style-name="Standard">
      <style:text-properties fo:language="en" fo:country="GB" officeooo:paragraph-rsid="00051f91"/>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style:font-name="DejaVu Sans" fo:language="en" fo:country="GB" officeooo:rsid="00041d98" officeooo:paragraph-rsid="00051f91"/>
    </style:style>
    <style:style style:name="P25" style:family="paragraph" style:parent-style-name="Standard">
      <style:paragraph-properties fo:margin-left="1.251cm" fo:margin-right="0cm" fo:text-indent="0cm" style:auto-text-indent="false"/>
      <style:text-properties style:font-name="DejaVu Sans" fo:language="en" fo:country="GB" officeooo:rsid="00041d98" officeooo:paragraph-rsid="00051f91"/>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e6dd"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0pt" fo:language="fr" fo:country="FR" style:font-name-asian="Arial" style:font-size-asian="10pt" style:font-name-complex="Arial" style:font-size-complex="10pt"/>
    </style:style>
    <style:style style:name="T4" style:family="text">
      <style:text-properties officeooo:rsid="0003ff58"/>
    </style:style>
    <style:style style:name="T5" style:family="text">
      <style:text-properties officeooo:rsid="00041d98"/>
    </style:style>
    <style:style style:name="T6" style:family="text">
      <style:text-properties style:font-name="Liberation Mono"/>
    </style:style>
    <style:style style:name="T7" style:family="text">
      <style:text-properties style:font-name="Liberation Mono" officeooo:rsid="0004e6dd"/>
    </style:style>
    <style:style style:name="T8" style:family="text">
      <style:text-properties officeooo:rsid="0004e6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reating a plugin for OmegaT</text:h>
      <text:p text:style-name="P1"/>
      <text:p text:style-name="P21">This document will describe the process required to make a plugin for OmegaT.</text:p>
      <text:p text:style-name="P21"/>
      <text:p text:style-name="P21">OmegaT is able to take Filters, Tokenizers, Machine Translators and Editor Highlighting through the Marker class as plugins, <text:span text:style-name="T4">as well as gui changes and Glossaries.</text:span></text:p>
      <text:p text:style-name="P21"/>
      <text:p text:style-name="P21">For this demonstration we will create a duplicate of the Google Translate MT connection just to show the process. </text:p>
      <text:p text:style-name="P3"/>
      <text:p text:style-name="P1">The source code for this demo can be checked out from the OmegaT.org Github repository: https://github.com/omegat-org/mt-skeleton<text:span text:style-name="T2">.</text:span></text:p>
      <text:p text:style-name="P1"/>
      <text:p text:style-name="P10">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11 Wildrich Fourie</text:p>
      <text:p text:style-name="Text_20_body"><text:s text:c="24"/>2021 Hiroshi Miura</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P11">In the specific context of this document (“Creating a plugin for OmegaT”), “source code” is to be understood as the text of this document itself (independently of the document format used), as well as the images, either in the binary version contained inside this document, or as the .<text:span text:style-name="T3">vpp files used to create these images</text:span></text:p>
      <text:p text:style-name="P9"/>
      <text:h text:style-name="P14" text:outline-level="2">Requirements</text:h>
      <text:list xml:id="list915003616" text:style-name="L1">
        <text:list-item>
          <text:p text:style-name="P16">Integrated Development Environment (IDE)</text:p>
          <text:p text:style-name="P17">Like NetBeans, Eclipse, VSCode or IntelliJ IDEA. In essence an IDE is not necessary but it greatly simplifies the creation and compiling of the plugin. I used Netbeans in creating this demo plugin.</text:p>
        </text:list-item>
        <text:list-item>
          <text:p text:style-name="P16">OmegaT</text:p>
        </text:list-item>
      </text:list>
      <text:p text:style-name="P1"><text:tab/>The latest version of OmegaT. You do not need to recompile OmegaT, you only need an <text:tab/>installed and working version of the program.</text:p>
      <text:p text:style-name="P1"/>
      <text:p text:style-name="P1"/>
      <text:h text:style-name="P14" text:outline-level="2">Procedure</text:h>
      <text:p text:style-name="P1"/>
      <text:list xml:id="list3616109285" text:style-name="L2">
        <text:list-item>
          <text:p text:style-name="P19">Clone <text:span text:style-name="T1">Plugin-Skeleton </text:span><text:span text:style-name="T2">project from github: </text:span></text:p>
          <text:p text:style-name="P19"><text:span text:style-name="T2"><text:s text:c="2"/></text:span><text:a xlink:type="simple" xlink:href="https://github.com/omegat-org/plugin-skeleton.git" text:style-name="Internet_20_link" text:visited-style-name="Visited_20_Internet_20_Link"><text:span text:style-name="T2">https://github.com/omegat-org/plugin-skeleton.git</text:span></text:a><text:span text:style-name="T2"><text:line-break/><text:line-break/> git clone https://github.com/omegat-org/plugin-skeleton.git omegat-plugins-google2mt<text:line-break/><text:line-break/>If you have an account on Github, you can start your project on Github interface to click <text:line-break/></text:span><text:span text:style-name="T1">Create project using template</text:span><text:span text:style-name="T2"><text:line-break/></text:span></text:p>
        </text:list-item>
        <text:list-item>
          <text:p text:style-name="P19">Open a new project in the IDE of your choice. First thing is change project to your appropriate name.</text:p>
          <text:p text:style-name="P19"/>
          <text:p text:style-name="P19">Open file <text:span text:style-name="T1">settings.gradle.kts </text:span><text:s/>and change a line from<text:line-break/><text:line-break/>rootProject.name = “omegat-skeleton”<text:line-break/><text:line-break/>to <text:line-break/><text:line-break/>rootProject.name = “<text:span text:style-name="T1">OmegaT-plugins-Google2MT</text:span>”<text:line-break/></text:p>
          <text:p text:style-name="P19"><text:line-break/> We are creating another connection to the Google Machine Translator and will name the plugin project “<text:span text:style-name="T1">OmegaT-plugins-Google2MT</text:span>”.<text:line-break/></text:p>
        </text:list-item>
        <text:list-item>
          <text:p text:style-name="P19">Clean-up sample filter project.<text:line-break/>Sources are in a directory “<text:span text:style-name="T1">src/main/java/org/omegat/</text:span>”. In this tutorial, we will remove all the sources under it.</text:p>
        </text:list-item>
      </text:list>
      <text:p text:style-name="P1"/>
      <text:list xml:id="list213915162530693" text:continue-numbering="true" text:style-name="L2">
        <text:list-item>
          <text:p text:style-name="P18">Create a new package in the src of the newly created project and name it:</text:p>
          <text:list>
            <text:list-header>
              <text:p text:style-name="P18">“<text:span text:style-name="T1">org.omegat.plugins.machinetranslators</text:span>” (for Machine Translators).</text:p>
              <text:p text:style-name="P18"/>
              <text:p text:style-name="P18">“<text:span text:style-name="T1">org.omegat.plugins.tokenizer</text:span>” for Tokenizers.</text:p>
              <text:p text:style-name="P18">“<text:span text:style-name="T1">org.omegat.plugins.filters</text:span>” for Filters.</text:p>
            </text:list-header>
          </text:list>
        </text:list-item>
      </text:list>
      <text:p text:style-name="P1"/>
      <text:p text:style-name="P1"><text:tab/>NOTE: In essence the new package can be named anything; the package and class name just <text:tab/>have to be correctly indicated in the MANIFEST.MF file in resulted jar file.</text:p>
      <text:p text:style-name="P1"/>
      <text:list xml:id="list213915719216337" text:continue-numbering="true" text:style-name="L2">
        <text:list-header>
          <text:p text:style-name="P18"/>
        </text:list-header>
        <text:list-item>
          <text:p text:style-name="P18"><text:soft-page-break/>Copy the <text:span text:style-name="T1">GoogleTranslate.java</text:span> class to the <text:span text:style-name="T1">org.omegat.plugins.machinetranslators </text:span><text:span text:style-name="T2">package and rename it </text:span><text:span text:style-name="T1">Google2Translate.java</text:span><text:span text:style-name="T2">.</text:span></text:p>
          <text:p text:style-name="P18"/>
        </text:list-item>
        <text:list-item>
          <text:p text:style-name="P18">Edit the manifest properties of the plugin project (<text:span text:style-name="T1">manifest.mf</text:span>).</text:p>
          <text:p text:style-name="P18"/>
          <text:p text:style-name="P20">Modify <text:span text:style-name="T1">gradle.properties</text:span> to set recommended variables: name, description, version, category(machinetranslation or filter), project home page link.<text:line-break/><text:line-break/><text:span text:style-name="T8">Omegat 5.3.0 also supports to provide additional information that can be displayed in the UI. You can optionally provide name, version, author and description. For each there are different manifest entry alternatives, and OmegaT will pick the first one present in the order from left to right as described in the table below:<text:line-break/></text:span></text:p>
        </text:list-item>
      </text:list>
      <table:table table:name="Table1" table:style-name="Table1">
        <table:table-column table:style-name="Table1.A"/>
        <table:table-column table:style-name="Table1.B"/>
        <table:table-row table:style-name="Table1.1">
          <table:table-cell table:style-name="Table1.A1" office:value-type="string">
            <text:p text:style-name="P12">Attribute</text:p>
          </table:table-cell>
          <table:table-cell table:style-name="Table1.A1" office:value-type="string">
            <text:p text:style-name="P12">Manifest entry (pick one)</text:p>
          </table:table-cell>
        </table:table-row>
        <table:table-row table:style-name="TableLine94894667633344">
          <table:table-cell table:style-name="Table1.A2" office:value-type="string">
            <text:p text:style-name="P12">Name</text:p>
          </table:table-cell>
          <table:table-cell table:style-name="Table1.A2" office:value-type="string">
            <text:p text:style-name="P8">Plugin-Name, Bundle-Name, Implementation-Title</text:p>
          </table:table-cell>
        </table:table-row>
        <table:table-row table:style-name="TableLine94894667687248">
          <table:table-cell table:style-name="Table1.A3" office:value-type="string">
            <text:p text:style-name="P12">Version</text:p>
          </table:table-cell>
          <table:table-cell table:style-name="Table1.A3" office:value-type="string">
            <text:p text:style-name="P8">Plugin-Version, Bundle-Version, Implementation-Version</text:p>
          </table:table-cell>
        </table:table-row>
        <table:table-row table:style-name="Table1.1">
          <table:table-cell table:style-name="Table1.A2" office:value-type="string">
            <text:p text:style-name="P12">Author</text:p>
          </table:table-cell>
          <table:table-cell table:style-name="Table1.A2" office:value-type="string">
            <text:p text:style-name="P8">Plugin-Author, Implementation-Vendor, Built-By</text:p>
          </table:table-cell>
        </table:table-row>
        <table:table-row table:style-name="TableLine94894667689616">
          <table:table-cell table:style-name="Table1.A5" office:value-type="string">
            <text:p text:style-name="P12">Description</text:p>
          </table:table-cell>
          <table:table-cell table:style-name="Table1.A5" office:value-type="string">
            <text:p text:style-name="P8">Plugin-Description</text:p>
          </table:table-cell>
        </table:table-row>
        <table:table-row table:style-name="TableLine94894667689616">
          <table:table-cell table:style-name="Table1.A3" office:value-type="string">
            <text:p text:style-name="P12">Category</text:p>
          </table:table-cell>
          <table:table-cell table:style-name="Table1.A3" office:value-type="string">
            <text:p text:style-name="P8">Plugin-Category</text:p>
          </table:table-cell>
        </table:table-row>
        <table:table-row table:style-name="TableLine94894667689616">
          <table:table-cell table:style-name="Table1.A3" office:value-type="string">
            <text:p text:style-name="P12">Link</text:p>
          </table:table-cell>
          <table:table-cell table:style-name="Table1.A3" office:value-type="string">
            <text:p text:style-name="P8">Plugin-Link</text:p>
          </table:table-cell>
        </table:table-row>
        <table:table-row table:style-name="TableLine94894667689616">
          <table:table-cell table:style-name="Table1.A3" office:value-type="string">
            <text:p text:style-name="P12">License</text:p>
          </table:table-cell>
          <table:table-cell table:style-name="Table1.A3" office:value-type="string">
            <text:p text:style-name="P8">Plugin-License</text:p>
          </table:table-cell>
        </table:table-row>
      </table:table>
      <text:p text:style-name="P5"><text:tab/><text:line-break/><text:tab/><text:span text:style-name="T5">Example:</text:span></text:p>
      <text:p text:style-name="P24"/>
      <text:p text:style-name="P25">plugin.name=Google2MT</text:p>
      <text:p text:style-name="P25">plugin.category=machinetranslation</text:p>
      <text:p text:style-name="P25">plugin.link=https://github.com/omegat-org/mt-skeleton</text:p>
      <text:p text:style-name="P25">plugin.author=OmegaT team</text:p>
      <text:p text:style-name="P25">plugin.description=Sample project for MT plugin development</text:p>
      <text:p text:style-name="P25">plugin.license=GNU General Public License version 3</text:p>
      <text:p text:style-name="P5"/>
      <text:list xml:id="list213914835290545" text:continue-numbering="true" text:style-name="L2">
        <text:list-item>
          <text:p text:style-name="P18">Now build the project, and resolve any issues found.</text:p>
          <text:p text:style-name="P18"/>
        </text:list-item>
        <text:list-item>
          <text:p text:style-name="P18">After a successful build copy the jar created (OmegaT-plugins-Google2MT.jar) into the <text:span text:style-name="T1">plugins</text:span> directory of the OmegaT installation. Run OmegaT and you should now be able to see the <text:span text:style-name="T1">Google2 Translate</text:span> service in the <text:span text:style-name="T1">Options → Machine Translate</text:span> menu.</text:p>
          <text:p text:style-name="P18"/>
        </text:list-item>
        <text:list-item>
          <text:p text:style-name="P18">On this same principal a multitude of plugins can be created and easily implemented into Omega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Mangal1" svg:font-family="Mangal"/>
    <style:font-face style:name="OpenSymbol" svg:font-family="OpenSymbol"/>
    <style:font-face style:name="Arial" svg:font-family="Arial"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1-07-19T08:58:20.87</meta:creation-date>
    <dc:date>2021-06-14T21:39:13.694898103</dc:date>
    <meta:editing-duration>PT4H34M20S</meta:editing-duration>
    <meta:editing-cycles>116</meta:editing-cycles>
    <meta:generator>LibreOffice/7.0.6.2$Linux_X86_64 LibreOffice_project/00$Build-2</meta:generator>
    <meta:document-statistic meta:table-count="1" meta:image-count="0" meta:object-count="0" meta:page-count="4" meta:paragraph-count="70" meta:word-count="709" meta:character-count="5090" meta:non-whitespace-character-count="4376"/>
  </office:meta>
</office:document-meta>
</file>